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500000504D67E161E.png" manifest:media-type="image/png"/>
  <manifest:file-entry manifest:full-path="Pictures/10000000000009900000099091099D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0ad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8.1598in" svg:height="10.6799in" draw:z-index="0"><draw:image xlink:href="Pictures/10000001000003D500000504D67E161E.png" xlink:type="simple" xlink:show="embed" xlink:actuate="onLoad" draw:mime-type="image/png"/></draw:frame><text:soft-page-break/><text:s/><draw:frame draw:style-name="fr1" draw:name="Image2" text:anchor-type="char" svg:width="8.1598in" svg:height="8.1598in" draw:z-index="1"><draw:image xlink:href="Pictures/10000000000009900000099091099D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701in" fo:margin-bottom="0.1701in" fo:margin-left="0.1701in" fo:margin-right="0.170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7T14:21:28.838000000</meta:creation-date>
    <dc:date>2025-10-07T14:23:41.551000000</dc:date>
    <meta:editing-duration>PT2M13S</meta:editing-duration>
    <meta:editing-cycles>1</meta:editing-cycles>
    <meta:document-statistic meta:table-count="0" meta:image-count="2" meta:object-count="0" meta:page-count="2" meta:paragraph-count="1" meta:word-count="0" meta:character-count="1" meta:non-whitespace-character-count="0"/>
    <meta:generator>LibreOffice/24.8.7.2$Windows_x86 LibreOffice_project/e07d0a63a46349d29051da79b1fde8160bab2a89</meta:generator>
  </office:meta>
</office:document-meta>
</file>